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objectwithoutfill">
      <style:graphic-properties draw:marker-end="Triangle_20_unfilled" draw:marker-end-width="0.3cm" draw:fill="none" draw:textarea-vertical-align="middle"/>
    </style:style>
    <style:style style:name="gr5" style:family="graphic" style:parent-style-name="objectwithoutfill">
      <style:graphic-properties draw:marker-end="Diamond_20_unfilled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413cm" svg:height="0.629cm" svg:x="7.575cm" svg:y="1.859cm">
          <text:p text:style-name="P1"><text:span text:style-name="T1">PluginManager</text:span></text:p>
        </draw:rect>
        <draw:rect draw:style-name="gr1" draw:text-style-name="P2" xml:id="id2" draw:id="id2" draw:layer="layout" svg:width="2.413cm" svg:height="0.629cm" svg:x="7.575cm" svg:y="4.097cm">
          <text:p text:style-name="P1"><text:span text:style-name="T1">Alg</text:span></text:p>
        </draw:rect>
        <draw:rect draw:style-name="gr1" draw:text-style-name="P2" xml:id="id3" draw:id="id3" draw:layer="layout" svg:width="2.413cm" svg:height="0.629cm" svg:x="8.947cm" svg:y="2.975cm">
          <text:p text:style-name="P1"><text:span text:style-name="T1">RegisterTable</text:span></text:p>
        </draw:rect>
        <draw:connector draw:style-name="gr2" draw:text-style-name="P1" draw:layer="layout" draw:type="line" svg:x1="8.781cm" svg:y1="2.488cm" svg:x2="8.781cm" svg:y2="4.097cm" draw:start-shape="id1" draw:start-glue-point="2" draw:end-shape="id2" draw:end-glue-point="0" svg:d="M8781 2488v1609">
          <text:p/>
        </draw:connector>
        <draw:connector draw:style-name="gr3" draw:text-style-name="P1" draw:layer="layout" draw:type="line" svg:x1="8.781cm" svg:y1="2.488cm" svg:x2="10.153cm" svg:y2="2.975cm" draw:start-shape="id1" draw:start-glue-point="2" draw:end-shape="id3" draw:end-glue-point="0" svg:d="M8781 2488l1372 487">
          <text:p/>
        </draw:connector>
        <draw:rect draw:style-name="gr1" draw:text-style-name="P2" xml:id="id7" draw:id="id7" draw:layer="layout" svg:width="2.159cm" svg:height="0.629cm" svg:x="6.478cm" svg:y="3.002cm">
          <text:p text:style-name="P1"><text:span text:style-name="T1">Recommender</text:span></text:p>
        </draw:rect>
        <draw:rect draw:style-name="gr1" draw:text-style-name="P2" xml:id="id4" draw:id="id4" draw:layer="layout" svg:width="1.143cm" svg:height="0.629cm" svg:x="6.478cm" svg:y="5.513cm">
          <text:p text:style-name="P1"><text:span text:style-name="T1">Metric</text:span></text:p>
        </draw:rect>
        <draw:rect draw:style-name="gr1" draw:text-style-name="P2" xml:id="id5" draw:id="id5" draw:layer="layout" svg:width="2.032cm" svg:height="0.629cm" svg:x="7.775cm" svg:y="5.513cm">
          <text:p text:style-name="P1"><text:span text:style-name="T1">DatasetParser</text:span></text:p>
        </draw:rect>
        <draw:rect draw:style-name="gr1" draw:text-style-name="P2" xml:id="id6" draw:id="id6" draw:layer="layout" svg:width="2.032cm" svg:height="0.629cm" svg:x="9.934cm" svg:y="5.507cm">
          <text:p text:style-name="P1"><text:span text:style-name="T1">CTSManager</text:span></text:p>
        </draw:rect>
        <draw:connector draw:style-name="gr4" draw:text-style-name="P1" draw:layer="layout" draw:type="line" svg:x1="7.049cm" svg:y1="5.513cm" svg:x2="8.781cm" svg:y2="4.726cm" draw:start-shape="id4" draw:start-glue-point="0" draw:end-shape="id2" draw:end-glue-point="2" svg:d="M7049 5513l1732-787">
          <text:p/>
        </draw:connector>
        <draw:connector draw:style-name="gr4" draw:text-style-name="P1" draw:layer="layout" draw:type="line" svg:x1="8.791cm" svg:y1="5.513cm" svg:x2="8.781cm" svg:y2="4.711cm" draw:start-shape="id5" draw:start-glue-point="0" svg:d="M8791 5513l-10-802">
          <text:p/>
        </draw:connector>
        <draw:connector draw:style-name="gr4" draw:text-style-name="P1" draw:layer="layout" draw:type="line" svg:x1="10.95cm" svg:y1="5.507cm" svg:x2="8.78cm" svg:y2="4.712cm" draw:start-shape="id6" draw:start-glue-point="0" svg:d="M10950 5507l-2170-795">
          <text:p/>
        </draw:connector>
        <draw:connector draw:style-name="gr4" draw:text-style-name="P1" draw:layer="layout" draw:line-skew="0.363cm" svg:x1="6.478cm" svg:y1="3.316cm" svg:x2="7.575cm" svg:y2="4.411cm" draw:start-shape="id7" draw:start-glue-point="3" draw:end-shape="id2" draw:end-glue-point="3" svg:d="M6478 3316h-138v1095h1235">
          <text:p/>
        </draw:connector>
        <draw:connector draw:style-name="gr5" draw:text-style-name="P1" draw:layer="layout" draw:line-skew="0.289cm" svg:x1="9.988cm" svg:y1="4.411cm" svg:x2="11.36cm" svg:y2="3.289cm" draw:start-shape="id2" draw:start-glue-point="1" draw:end-shape="id3" draw:end-glue-point="1" svg:d="M9988 4411h2162v-1122h-790">
          <text:p/>
        </draw:connector>
        <draw:frame draw:style-name="gr6" draw:text-style-name="P3" draw:layer="layout" svg:width="0.93cm" svg:height="0.573cm" svg:x="9.842cm" svg:y="4.317cm">
          <draw:text-box>
            <text:p><text:span text:style-name="T2">0..*</text:span></text:p>
          </draw:text-box>
        </draw:frame>
        <draw:frame draw:style-name="gr6" draw:text-style-name="P3" draw:layer="layout" svg:width="0.934cm" svg:height="0.573cm" svg:x="11.36cm" svg:y="2.716cm">
          <draw:text-box>
            <text:p><text:span text:style-name="T2">0.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3T22:31:32.85</dc:date>
    <dc:creator>Loc Nguyen</dc:creator>
    <meta:editing-duration>PT10H7M17S</meta:editing-duration>
    <meta:editing-cycles>170</meta:editing-cycles>
    <meta:document-statistic meta:object-count="16"/>
  </office:meta>
</office:document-meta>
</file>